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a6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</text:span>hcę zbudować aplikację <text:span text:style-name="T1">w streamlit </text:span>do generowania podsumowania audio i video z wykorzystaniem OpenAI. Chcę najpierw zbudować wersję 1, w której użytkownik może w wygodnym i atrakcyjnym wizualnie interfejsie <text:span text:style-name="T1">wczytać plik audio lub video oraz go wyświetlić i odtworzyć. Podaj ko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9T17:07:02.588000000</dc:date>
    <meta:editing-duration>PT14M34S</meta:editing-duration>
    <meta:editing-cycles>1</meta:editing-cycles>
    <meta:document-statistic meta:table-count="0" meta:image-count="0" meta:object-count="0" meta:page-count="1" meta:paragraph-count="1" meta:word-count="41" meta:character-count="279" meta:non-whitespace-character-count="239"/>
    <meta:generator>LibreOffice/7.1.0.3$Windows_X86_64 LibreOffice_project/f6099ecf3d29644b5008cc8f48f42f4a40986e4c</meta:generator>
  </office:meta>
</office:document-meta>
</file>